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etter-spacing="-0.005cm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 fo:hyphenation-ladder-count="no-limit"/>
      <style:text-properties fo:letter-spacing="-0.005cm" fo:hyphenate="false" fo:hyphenation-remain-char-count="2" fo:hyphenation-push-char-count="2" loext:hyphenation-no-caps="false"/>
    </style:style>
    <style:style style:name="P4" style:family="paragraph" style:parent-style-name="Standard">
      <style:text-properties fo:letter-spacing="-0.005cm" fo:language="es" fo:country="ES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letter-spacing="-0.005cm" fo:language="es" fo:country="ES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letter-spacing="-0.005cm" fo:language="es" fo:country="ES" officeooo:rsid="000cd4a2" officeooo:paragraph-rsid="000cd4a2" fo:hyphenate="false" fo:hyphenation-remain-char-count="2" fo:hyphenation-push-char-count="2" loext:hyphenation-no-caps="false"/>
    </style:style>
    <style:style style:name="P7" style:family="paragraph" style:parent-style-name="Standard">
      <style:text-properties fo:color="#333399" fo:letter-spacing="-0.005cm"/>
    </style:style>
    <style:style style:name="P8" style:family="paragraph" style:parent-style-name="Standard">
      <style:text-properties fo:color="#333399" fo:letter-spacing="-0.005cm" fo:font-weight="bold" style:font-weight-asian="bold"/>
    </style:style>
    <style:style style:name="P9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color="#333399" fo:letter-spacing="-0.005cm" fo:font-weight="bold" style:font-weight-asian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1.251cm"/>
        </style:tab-stops>
      </style:paragraph-properties>
      <style:text-properties fo:hyphenate="false" fo:hyphenation-remain-char-count="2" fo:hyphenation-push-char-count="2" loext:hyphenation-no-caps="false"/>
    </style:style>
    <style:style style:name="P13" style:family="paragraph" style:parent-style-name="Standard">
      <style:text-properties officeooo:rsid="000b3088" officeooo:paragraph-rsid="000b3088"/>
    </style:style>
    <style:style style:name="P14" style:family="paragraph" style:parent-style-name="Standard">
      <style:text-properties style:font-name="Ubuntu Mono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Ubuntu Mono" fo:letter-spacing="-0.005cm" fo:language="es" fo:country="ES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Ubuntu Mono" fo:letter-spacing="-0.005cm" fo:language="es" fo:country="ES" officeooo:paragraph-rsid="000baf1f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Ubuntu Mono" fo:letter-spacing="-0.005cm" fo:language="es" fo:country="ES" officeooo:paragraph-rsid="000b3088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style:font-name="Ubuntu Mono" fo:letter-spacing="-0.005cm" fo:language="en" fo:country="US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style:font-name="Ubuntu Mono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Ubuntu Mono" officeooo:paragraph-rsid="000b3088" fo:hyphenate="false" fo:hyphenation-remain-char-count="2" fo:hyphenation-push-char-count="2" loext:hyphenation-no-caps="false"/>
    </style:style>
    <style:style style:name="P21" style:family="paragraph" style:parent-style-name="Standard">
      <style:text-properties officeooo:paragraph-rsid="000e88c2"/>
    </style:style>
    <style:style style:name="P22" style:family="paragraph" style:parent-style-name="Standard">
      <style:text-properties officeooo:rsid="000e88c2" officeooo:paragraph-rsid="000e88c2"/>
    </style:style>
    <style:style style:name="P23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fo:letter-spacing="-0.005cm" fo:language="es" fo:country="ES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style:font-name="Ubuntu Mono" fo:letter-spacing="-0.005cm" fo:language="es" fo:country="ES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style:font-name="Ubuntu Mono" fo:letter-spacing="-0.005cm" fo:language="es" fo:country="ES" officeooo:paragraph-rsid="000baf1f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style:font-name="Ubuntu Mono" fo:letter-spacing="-0.005cm" fo:language="es" fo:country="ES" officeooo:paragraph-rsid="000b3088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style:font-name="Ubuntu Mono" fo:letter-spacing="-0.005cm" fo:language="en" fo:country="US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style:font-name="Ubuntu Mono" fo:letter-spacing="-0.005cm" fo:language="en" fo:country="US" officeooo:paragraph-rsid="000b3088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style:font-name="FreeMono" fo:letter-spacing="-0.005cm" fo:language="es" fo:country="ES" officeooo:paragraph-rsid="000b3088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.751cm" fo:margin-right="0cm" fo:text-align="justify" style:justify-single-word="false" fo:hyphenation-ladder-count="no-limit" fo:text-indent="0cm" style:auto-text-indent="false"/>
      <style:text-properties style:font-name="Ubuntu Mono" fo:letter-spacing="-0.005cm" fo:language="en" fo:country="US" officeooo:paragraph-rsid="000b3088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751cm" fo:margin-right="0cm" fo:text-indent="0cm" style:auto-text-indent="false"/>
      <style:text-properties style:font-name="Ubuntu Mono" fo:letter-spacing="-0.005cm" fo:language="es" fo:country="ES"/>
    </style:style>
    <style:style style:name="P32" style:family="paragraph" style:parent-style-name="Standard">
      <style:paragraph-properties fo:margin-left="0.751cm" fo:margin-right="0cm" fo:text-align="justify" style:justify-single-word="false" fo:hyphenation-ladder-count="no-limit" fo:text-indent="0cm" style:auto-text-indent="false"/>
      <style:text-properties style:font-name="Ubuntu Mono" officeooo:paragraph-rsid="000b3088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cm" fo:margin-right="0cm" fo:text-align="justify" style:justify-single-word="false" fo:hyphenation-ladder-count="no-limit" fo:text-indent="0.751cm" style:auto-text-indent="false"/>
      <style:text-properties style:font-name="Ubuntu Mono" fo:letter-spacing="-0.005cm" fo:language="en" fo:country="US" officeooo:paragraph-rsid="000b3088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0cm" fo:text-indent="0.751cm" style:auto-text-indent="false"/>
      <style:text-properties style:font-name="Ubuntu Mono" officeooo:paragraph-rsid="000b3088"/>
    </style:style>
    <style:style style:name="P35" style:family="paragraph" style:parent-style-name="Standard">
      <style:paragraph-properties fo:text-align="justify" style:justify-single-word="false" fo:hyphenation-ladder-count="no-limit" fo:break-before="page"/>
      <style:text-properties fo:letter-spacing="-0.005cm" fo:language="es" fo:country="ES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break-before="page"/>
      <style:text-properties officeooo:paragraph-rsid="000e88c2"/>
    </style:style>
    <style:style style:name="P37" style:family="paragraph" style:parent-style-name="Standard">
      <style:paragraph-properties fo:margin-left="0cm" fo:margin-right="0cm" fo:text-indent="0cm" style:auto-text-indent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0e88c2"/>
    </style:style>
    <style:style style:name="P39" style:family="paragraph" style:parent-style-name="Standard" style:master-page-name="Standard">
      <style:paragraph-properties fo:text-align="center" style:justify-single-word="false" fo:hyphenation-ladder-count="no-limit" style:page-number="auto">
        <style:tab-stops>
          <style:tab-stop style:position="-1.27cm"/>
        </style:tab-stops>
      </style:paragraph-properties>
      <style:text-properties fo:font-size="16pt" fo:letter-spacing="-0.005cm" fo:font-weight="bold" style:font-size-asian="16pt" style:font-weight-asian="bold" style:font-size-complex="16pt" fo:hyphenate="false" fo:hyphenation-remain-char-count="2" fo:hyphenation-push-char-count="2" loext:hyphenation-no-caps="false"/>
    </style:style>
    <style:style style:name="P40" style:family="paragraph" style:parent-style-name="Standard" style:list-style-name="WW8Num3">
      <style:paragraph-properties fo:text-align="justify" style:justify-single-word="false" fo:hyphenation-ladder-count="no-limit"/>
      <style:text-properties style:font-name="Ubuntu Mono" fo:letter-spacing="-0.005cm" fo:language="es" fo:country="ES" fo:hyphenate="false" fo:hyphenation-remain-char-count="2" fo:hyphenation-push-char-count="2" loext:hyphenation-no-caps="false"/>
    </style:style>
    <style:style style:name="P41" style:family="paragraph" style:parent-style-name="Standard" style:list-style-name="WW8Num3">
      <style:paragraph-properties fo:text-align="justify" style:justify-single-word="false" fo:hyphenation-ladder-count="no-limit"/>
      <style:text-properties style:font-name="Ubuntu Mono" fo:letter-spacing="-0.005cm" fo:language="es" fo:country="ES" officeooo:rsid="000e88c2" officeooo:paragraph-rsid="000e88c2" fo:hyphenate="false" fo:hyphenation-remain-char-count="2" fo:hyphenation-push-char-count="2" loext:hyphenation-no-caps="false"/>
    </style:style>
    <style:style style:name="P42" style:family="paragraph" style:parent-style-name="Standard" style:list-style-name="WW8Num2"/>
    <style:style style:name="P43" style:family="paragraph" style:parent-style-name="Standard" style:list-style-name="WW8Num2" style:master-page-name="">
      <loext:graphic-properties draw:fill="none"/>
      <style:paragraph-properties fo:margin-left="0.099cm" fo:margin-right="0cm" fo:orphans="2" fo:widows="2" fo:text-indent="0cm" style:auto-text-indent="false" style:page-number="auto" fo:background-color="transparent" style:writing-mode="lr-tb"/>
      <style:text-properties style:font-name="Ubuntu Mono" officeooo:paragraph-rsid="000baf1f"/>
    </style:style>
    <style:style style:name="P44" style:family="paragraph" style:parent-style-name="Standard" style:list-style-name="WW8Num2">
      <loext:graphic-properties draw:fill="none"/>
      <style:paragraph-properties fo:margin-left="0.099cm" fo:margin-right="0cm" fo:orphans="2" fo:widows="2" fo:text-indent="0cm" style:auto-text-indent="false" fo:background-color="transparent" style:writing-mode="lr-tb"/>
      <style:text-properties style:font-name="Ubuntu Mono" officeooo:paragraph-rsid="000baf1f"/>
    </style:style>
    <style:style style:name="P45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style:font-name="Ubuntu Mono" fo:letter-spacing="-0.005cm" fo:language="es" fo:country="ES" officeooo:paragraph-rsid="000baf1f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0cm" fo:margin-right="0cm" fo:text-indent="0.751cm" style:auto-text-indent="false"/>
      <style:text-properties style:font-name="Ubuntu Mono" officeooo:paragraph-rsid="001481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f1f" style:font-weight-asian="bold" style:font-weight-complex="bold"/>
    </style:style>
    <style:style style:name="T3" style:family="text">
      <style:text-properties fo:letter-spacing="-0.005cm" fo:language="es" fo:country="ES"/>
    </style:style>
    <style:style style:name="T4" style:family="text">
      <style:text-properties fo:letter-spacing="-0.005cm" fo:language="es" fo:country="ES" officeooo:rsid="000b3088"/>
    </style:style>
    <style:style style:name="T5" style:family="text">
      <style:text-properties fo:letter-spacing="-0.005cm" fo:language="es" fo:country="ES" officeooo:rsid="000cd4a2"/>
    </style:style>
    <style:style style:name="T6" style:family="text">
      <style:text-properties fo:letter-spacing="-0.005cm" fo:language="en" fo:country="US"/>
    </style:style>
    <style:style style:name="T7" style:family="text">
      <style:text-properties fo:language="es" fo:country="ES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cd4a2"/>
    </style:style>
    <style:style style:name="T10" style:family="text">
      <style:text-properties officeooo:rsid="000b3088"/>
    </style:style>
    <style:style style:name="T11" style:family="text">
      <style:text-properties officeooo:rsid="000baf1f"/>
    </style:style>
    <style:style style:name="T12" style:family="text">
      <style:text-properties officeooo:rsid="000cd4a2"/>
    </style:style>
    <style:style style:name="T13" style:family="text">
      <style:text-properties style:font-name="Ubuntu Mono"/>
    </style:style>
    <style:style style:name="T14" style:family="text">
      <style:text-properties style:font-name="Ubuntu Mono" officeooo:rsid="000cd4a2"/>
    </style:style>
    <style:style style:name="T15" style:family="text">
      <style:text-properties style:font-name="Ubuntu Mono" fo:letter-spacing="-0.005cm" fo:language="en" fo:country="US"/>
    </style:style>
    <style:style style:name="T16" style:family="text">
      <style:text-properties style:font-name="Ubuntu Mono" fo:letter-spacing="-0.005cm" fo:language="en" fo:country="US" officeooo:rsid="000cd4a2"/>
    </style:style>
    <style:style style:name="T17" style:family="text">
      <style:text-properties officeooo:rsid="000e88c2"/>
    </style:style>
    <style:style style:name="T18" style:family="text">
      <style:text-properties officeooo:rsid="0011bd1a"/>
    </style:style>
    <style:style style:name="T19" style:family="text">
      <style:text-properties officeooo:rsid="0014819e"/>
    </style:style>
    <style:style style:name="Sect1" style:family="section">
      <style:section-properties style:writing-mode="lr-tb" style:editable="false">
        <style:columns fo:column-count="2">
          <style:column style:rel-width="4419*" fo:start-indent="0cm" fo:end-indent="0.635cm"/>
          <style:column style:rel-width="4419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fo:margin-left="-1.704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UNIDAD <text:span text:style-name="T11">2</text:span> . INTRODUCCIÓN ALGORITMOS Y ESTRUCTURAS DE DATOS</text:p>
      <text:p text:style-name="P9">HOJA DE EJERCICIOS <text:span text:style-name="T11">III</text:span></text:p>
      <text:p text:style-name="P8"/>
      <text:p text:style-name="P7"/>
      <text:p text:style-name="P1"/>
      <text:p text:style-name="P1">1.- Describir utilizando <text:span text:style-name="T2">entre cinco y diez</text:span><text:span text:style-name="T1"> frases sencillas </text:span><text:s/><text:span text:style-name="T11">un</text:span> algoritmo que describa <text:span text:style-name="T11">el siguiente proceso:</text:span> </text:p>
      <text:p text:style-name="P2"><text:tab/>a) <text:span text:style-name="T11">H</text:span>acer una tortilla a la francesa.</text:p>
      <text:p text:style-name="P3">.<text:tab/>b) <text:span text:style-name="T11">L</text:span>evantarse de la cama y acudir al <text:span text:style-name="T12">trabajo</text:span></text:p>
      <text:p text:style-name="P2"><text:tab/>c) <text:span text:style-name="T11">E</text:span>ncontrar el mayor de tres números enteros dados</text:p>
      <text:p text:style-name="P3"><text:tab/>d) <text:span text:style-name="T11">E</text:span>ncontrar el mayor y el menor de cinco números enteros dados.</text:p>
      <text:p text:style-name="P10"><text:tab/>e) <text:span text:style-name="T12">Pedir cita del medico </text:span></text:p>
      <text:p text:style-name="P12"/>
      <text:p text:style-name="P12">2.- <text:span text:style-name="T12">Indicar cuales podrían ser</text:span> <text:span text:style-name="T12">el tipo y </text:span>las estructuras de datos más idóneas <text:span text:style-name="T12">para representar <text:s text:c="2"/>las siguientes informaciones:</text:span></text:p>
      <text:p text:style-name="Standard"/>
      <text:section text:style-name="Sect1" text:name="Sección1">
        <text:p text:style-name="Standard">Días transcurridos del año</text:p>
        <text:p text:style-name="Standard">Saldo de una cuenta</text:p>
        <text:p text:style-name="Standard">Kilogramos por litro en una disolución</text:p>
        <text:p text:style-name="Standard">Estado de <text:s/>puerta automática</text:p>
        <text:p text:style-name="Standard">Día de la semana</text:p>
        <text:p text:style-name="Standard">Estado de un semáforo</text:p>
        <text:p text:style-name="Standard">Estado Civil</text:p>
        <text:p text:style-name="Standard">Nombre de una persona</text:p>
        <text:p text:style-name="Standard">Ficha de un alumno</text:p>
        <text:p text:style-name="Standard">Determinante de una matriz</text:p>
        <text:p text:style-name="Standard">Tablero de ajedrez</text:p>
        <text:p text:style-name="Standard">Tablero <text:span text:style-name="T17">del juego</text:span> <text:span text:style-name="T17">de los</text:span> barquitos</text:p>
        <text:p text:style-name="Standard">Tareas en una agenda semanal <text:tab/></text:p>
        <text:p text:style-name="Standard">Piezas de Ajedrez</text:p>
        <text:p text:style-name="Standard">Quiniela</text:p>
        <text:p text:style-name="Standard">Intensidad luminosa</text:p>
        <text:p text:style-name="Standard">Mes del Año</text:p>
        <text:p text:style-name="Standard">Población del país</text:p>
        <text:p text:style-name="Standard">Nacionalidad</text:p>
        <text:p text:style-name="Standard">Imagen en B/N</text:p>
        <text:p text:style-name="Standard">Imagen en Color</text:p>
        <text:p text:style-name="P13">Coches de un taller de <text:span text:style-name="T17">automóviles</text:span></text:p>
        <text:p text:style-name="Standard">Personaje de un videojuego</text:p>
        <text:p text:style-name="Standard">Nave enemiga de un videojuego</text:p>
        <text:p text:style-name="Standard">Interés en una cuenta bancaria</text:p>
        <text:p text:style-name="Standard">DNI</text:p>
        <text:p text:style-name="Standard">Profesión</text:p>
        <text:p text:style-name="P22">Estado de un interruptor</text:p>
      </text:section>
      <text:section text:style-name="Sect2" text:name="Sección2">
        <text:p text:style-name="P21"/>
        <text:p text:style-name="P21"><text:tab/><text:tab/><text:span text:style-name="T17">Determinar si es el dato es simple( entero, real, carácter, enumerado, lógico) o <text:s/><text:tab/><text:tab/>compuesto, <text:s/>estático (vector, tabla, registro... y dinámico (lista, árbol….)</text:span></text:p>
        <text:p text:style-name="P21"/>
        <text:p text:style-name="P21"/>
        <text:p text:style-name="P36"/>
        <text:p text:style-name="P38"><text:span text:style-name="T17">3</text:span>.- Evalúa las siguientes expresiones indicando el orden en el que se deben realizar las operaciones y los resultados obtenidos.</text:p>
        <text:p text:style-name="P14"/>
        <text:p text:style-name="P16"><text:tab/>a) 8+7*3+4*5<text:tab/><text:tab/><text:tab/></text:p>
        <text:p text:style-name="P16"><text:tab/>b) -2**3 <text:s text:c="5"/></text:p>
        <text:p text:style-name="P16"><text:tab/>c) 2**2*3</text:p>
        <text:p text:style-name="P25"/>
        <text:p text:style-name="P5"/>
        <text:p text:style-name="P37">4.- Evalúa las siguientes expresiones indicando el orden en el que se deben realizar las operaciones, <text:span text:style-name="T12">teniendo el cuenta los siguientes valores de los datos: <text:s/>A=4, B=3, C=2, D=0</text:span></text:p>
        <text:p text:style-name="P4"/>
        <text:p text:style-name="P33">a) 3+6*14<text:tab/> <text:tab/> <text:s/><text:tab/><text:tab/></text:p>
        <text:p text:style-name="P33">b) 8+7*3+4*6; <text:s/><text:tab/><text:tab/></text:p>
        <text:p text:style-name="P34"><text:span text:style-name="T19">c</text:span>) 3+<text:span text:style-name="T12">C</text:span>**2-((<text:span text:style-name="T12">A</text:span>/2)+5) <text:tab/><text:tab/></text:p>
        <text:p text:style-name="P46"><text:span text:style-name="T19">d</text:span>) (<text:span text:style-name="T12">A</text:span>&lt;0 <text:span text:style-name="T10">&amp;&amp;</text:span> <text:span text:style-name="T12">C</text:span>&gt;=7) || <text:s/>(9&lt;(<text:span text:style-name="T12">B</text:span>*2) <text:span text:style-name="T10">&amp;&amp;</text:span> 3!=3)</text:p>
        <text:p text:style-name="P46"><text:span text:style-name="T19">e) </text:span>5-<text:span text:style-name="T12">B</text:span>&gt;4 <text:span text:style-name="T10">&amp;&amp;</text:span> ! ( 5 == <text:span text:style-name="T12">B+A</text:span>)<text:tab/></text:p>
        <text:p text:style-name="P31"/>
        <text:p text:style-name="P11"><text:span text:style-name="T3"><text:tab/></text:span><text:tab/></text:p>
        <text:p text:style-name="P5">5.- Supuestas A verdadera, B falsa, C falsa y D verdadera, evaluar las expresiones lógicas:</text:p>
        <text:p text:style-name="P15"/>
        <text:p text:style-name="P28">a) <text:s/>! A <text:span text:style-name="T10">&amp;&amp;</text:span> (B <text:span text:style-name="T10">||</text:span> D) <text:tab/><text:tab/><text:tab/></text:p>
        <text:p text:style-name="P28">b) D and ! B <text:span text:style-name="T10">||</text:span> C<text:tab/> </text:p>
        <text:p text:style-name="P27">c) (D <text:span text:style-name="T10">||</text:span> C) <text:span text:style-name="T10">&amp;&amp;</text:span> ! (! B <text:span text:style-name="T10">||</text:span> ! A)</text:p>
        <text:p text:style-name="P20"><text:span text:style-name="T6"><text:tab/></text:span><text:span text:style-name="T3">d) "A</text:span><text:span text:style-name="T4">lfredo</text:span><text:span text:style-name="T3">" &lt; "armario" <text:s/></text:span><text:span text:style-name="T5">|| <text:s/>B </text:span></text:p>
        <text:p text:style-name="P17"><text:tab/>e) "ANA"&lt;"MARTA" <text:s/></text:p>
        <text:p text:style-name="P26">f) "BARTOLO &lt;= BARTOLOME" <text:tab/><text:tab/></text:p>
        <text:p text:style-name="P29"><text:span text:style-name="T13">g) "LUIS " &gt; "LUIS" <text:s/></text:span><text:span text:style-name="T14">&amp;&amp; ! C</text:span> </text:p>
        <text:p text:style-name="P23"/>
        <text:p text:style-name="P23"/>
        <text:p text:style-name="Standard"><text:span text:style-name="T7">6</text:span>.-Construye una expresión lógica para cada uno de los siguientes casos:</text:p>
        <text:list xml:id="list2155755629" text:style-name="WW8Num2">
          <text:list-header>
            <text:p text:style-name="P42"/>
            <text:p text:style-name="P43"><text:span text:style-name="T12">a)</text:span>Sea verdad, cuando N sea positivo <text:span text:style-name="T18">y</text:span> múltiplo de 3, o A sea impar <text:span text:style-name="T18">y</text:span> positivo menor que 3.</text:p>
            <text:p text:style-name="P44"/>
            <text:p text:style-name="P44"/>
            <text:p text:style-name="P44"><text:span text:style-name="T12">b)</text:span>Sea verdad, cuando N y M sean positivos y no sumen más de 15</text:p>
            <text:p text:style-name="P44"/>
            <text:p text:style-name="P44"/>
            <text:p text:style-name="P44"><text:span text:style-name="T12">c)</text:span>Sea verdad, cuando <text:span text:style-name="T11">M</text:span> valga “FIN” ó N sea positivo menor que 5</text:p>
          </text:list-header>
        </text:list>
        <text:p text:style-name="Standard"/>
        <text:p text:style-name="P5"/>
        <text:p text:style-name="P35">7.- ¿Que valores tienen las variables A, B y C después de la ejecución de las siguientes instrucciones?</text:p>
        <text:p text:style-name="P5"/>
        <text:p text:style-name="P11"><text:span text:style-name="T3"><text:tab/></text:span><text:span text:style-name="T15">1.) A </text:span><text:span text:style-name="T16">←</text:span><text:span text:style-name="T15"> <text:s text:c="2"/>3</text:span></text:p>
        <text:p text:style-name="P18"><text:tab/>2.) B <text:span text:style-name="T12">← </text:span><text:s/>20 <text:s/></text:p>
        <text:p text:style-name="P18"><text:tab/>3.) C <text:span text:style-name="T12">← </text:span><text:s/>A+B</text:p>
        <text:p text:style-name="P18"><text:tab/>4.) B <text:span text:style-name="T12">← </text:span><text:s/>A-B</text:p>
        <text:p text:style-name="P19"><text:span text:style-name="T6"><text:tab/></text:span><text:span text:style-name="T3">5.) A </text:span><text:span text:style-name="T5">← </text:span><text:span text:style-name="T3"><text:s/>B+C</text:span></text:p>
        <text:p text:style-name="P5"/>
        <text:p text:style-name="P5">8.- Encontrar el valor de la variable DATO después de la ejecución de las siguientes operaciones:</text:p>
        <text:p text:style-name="P6">NOTA: En este ejercicio la asignación se presenta con el símbolo igual.</text:p>
        <text:p text:style-name="P5"/>
        <text:p text:style-name="P15">A.-<text:tab/>1) DATO = 4*5;</text:p>
        <text:p text:style-name="P24">2) X = 3</text:p>
        <text:p text:style-name="P24">3) Y = 2</text:p>
        <text:p text:style-name="P15"><text:tab/>4) DATO = X^ Y-Y</text:p>
        <text:p text:style-name="P15"><text:tab/>5) DATO = 5</text:p>
        <text:p text:style-name="P24">6) X = 3</text:p>
        <text:p text:style-name="P15"><text:tab/>7) DATO = DATO*X</text:p>
        <text:p text:style-name="P5"/>
        <text:p text:style-name="P15">B.-</text:p>
        <text:list xml:id="list2287665097" text:style-name="WW8Num3">
          <text:list-item>
            <text:p text:style-name="P40">DATO = 4 + 5</text:p>
          </text:list-item>
          <text:list-item>
            <text:p text:style-name="P40">X = <text:span text:style-name="T17">3</text:span></text:p>
          </text:list-item>
          <text:list-item>
            <text:p text:style-name="P41">X = X - 1</text:p>
          </text:list-item>
          <text:list-item>
            <text:p text:style-name="P40">SI (DATO &gt; 10) IR AL PUNTO 6</text:p>
          </text:list-item>
          <text:list-item>
            <text:p text:style-name="P40">DATO = DATO + <text:span text:style-name="T17">2</text:span></text:p>
          </text:list-item>
          <text:list-item>
            <text:p text:style-name="P40">DATO = DATO * <text:span text:style-name="T17">2</text:span></text:p>
          </text:list-item>
          <text:list-item>
            <text:p text:style-name="P41">DATO = DATO % X</text:p>
            <text:p text:style-name="P40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 text:start-value="12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54cm" fo:text-indent="-0.318cm" fo:margin-left="5.0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64cm" fo:text-indent="-0.318cm" fo:margin-left="8.86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674cm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1.58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OJA DE EJERCICIOS 1</dc:title>
    <meta:initial-creator>Alberto</meta:initial-creator>
    <meta:creation-date>2001-09-28T18:51:00</meta:creation-date>
    <dc:date>2022-09-21T13:21:59.992664702</dc:date>
    <meta:editing-cycles>9</meta:editing-cycles>
    <meta:editing-duration>PT1H45M27S</meta:editing-duration>
    <meta:generator>LibreOffice/6.4.6.2$Linux_X86_64 LibreOffice_project/40$Build-2</meta:generator>
    <meta:document-statistic meta:table-count="0" meta:image-count="0" meta:object-count="0" meta:page-count="3" meta:paragraph-count="84" meta:word-count="546" meta:character-count="2842" meta:non-whitespace-character-count="2302"/>
  </office:meta>
</office:document-meta>
</file>